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ira Mono" svg:font-family="'Fira Mono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Fira Mono" fo:font-size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onare pagina </text:p>
      <text:p text:style-name="Standard"/>
      <text:p text:style-name="Standard">cercatore.github.io</text:p>
      <text:p text:style-name="Standard">mettere redirect su flyita</text:p>
      <text:p text:style-name="Standard"/>
      <text:p text:style-name="Standard">oggetto preference</text:p>
      <text:p text:style-name="Standard"/>
      <text:p text:style-name="Standard"><text:tab/>salvare data. Chiave getKey()</text:p>
      <text:p text:style-name="Standard">magnet:?xt=urn:btih:6F42BCFAE413487382274BAB004B96FCED1B8A48</text:p>
      <text:p text:style-name="Standard"/>
      <text:p text:style-name="Standard">whatculdgowrong porhub hacked</text:p>
      <text:p text:style-name="Standard">npm access</text:p>
      <text:p text:style-name="P1">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</text:p>
      <text:p text:style-name="P1"/>
      <text:h text:style-name="Heading_20_1" text:outline-level="1">usare vinted per cambiare vita</text:h>
      <text:p text:style-name="Text_20_body">Per esempio se qualcuno si sente male</text:p>
      <text:h text:style-name="Heading_20_2" text:outline-level="2">allora, io ho l'apple watch che costa 219 euro su google shopping.</text:h>
      <text:p text:style-name="Text_20_body">Se qualcuno si sente male gli misuro i battiti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ira Mono" svg:font-family="'Fira Mono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5H11M19S</meta:editing-duration>
    <meta:editing-cycles>7</meta:editing-cycles>
    <meta:generator>OpenOffice/4.1.8$Win32 OpenOffice.org_project/418m3$Build-9803</meta:generator>
    <dc:date>2021-10-11T02:26:59.31</dc:date>
    <dc:creator>ClaudioBagnato </dc:creator>
    <meta:document-statistic meta:table-count="0" meta:image-count="0" meta:object-count="0" meta:page-count="1" meta:paragraph-count="13" meta:word-count="53" meta:character-count="426"/>
    <meta:user-defined meta:name="Info 1"/>
    <meta:user-defined meta:name="Info 2"/>
    <meta:user-defined meta:name="Info 3"/>
    <meta:user-defined meta:name="Info 4"/>
  </office:meta>
</office:document-meta>
</file>